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SS Feed Contextualized Searc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llecting &amp; Organizing RSS Feeds</text:p>
              </text:list-item>
              <text:list-item>
                <text:p>Scraping &amp; Storing Articles</text:p>
              </text:list-item>
              <text:list-item>
                <text:p>Document-Term Lookup Tables</text:p>
              </text:list-item>
              <text:list-item>
                <text:p>Search <text:span text:style-name="T1">via</text:span><text:span text:style-name="T2"> Document See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llecting &amp; Organizing Fee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thon &amp; XML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raping &amp; Storing Artic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n Job</text:p>
              </text:list-item>
              <text:list-item>
                <text:p>Tor Sockets</text:p>
              </text:list-item>
              <text:list-item>
                <text:p>MySQL</text:p>
                <text:list>
                  <text:list-item>
                    <text:p>Link <text:span text:style-name="T1">vs.</text:span><text:span text:style-name="T2"> (Title, Pub Date) 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-Term Lookup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 Table</text:p>
              </text:list-item>
              <text:list-item>
                <text:p>Word – Doc – Word Count Table</text:p>
              </text:list-item>
              <text:list-item>
                <text:p>Word Summary Info 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ized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d the Search with a Document</text:p>
              </text:list-item>
              <text:list-item>
                <text:p>Restrictive Word use to “Grow” Document Search Space</text:p>
              </text:list-item>
              <text:list-item>
                <text:p>KW Smoothing on BOW</text:p>
              </text:list-item>
              <text:list-item>
                <text:p>Graph Based <text:span text:style-name="T1">vs.</text:span><text:span text:style-name="T3"> </text:span><text:span text:style-name="T4">“Nearest Neighbor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6T13:33:57.114687725</meta:creation-date>
    <dc:date>2017-02-26T13:40:45.700053888</dc:date>
    <meta:editing-duration>PT6M49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